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y 8</text:p>
      <text:p text:style-name="Standard"/>
      <text:p text:style-name="Standard">C-M-s regular expression search</text:p>
      <text:p text:style-name="Standard"/>
      <text:p text:style-name="Standard"/>
      <text:p text:style-name="Standard"><draw:frame draw:style-name="fr1" draw:name="Frame1" text:anchor-type="paragraph" svg:width="0.0161in" style:rel-width="100%" draw:z-index="0"><draw:text-box fo:min-height="0.0161in"><text:h text:style-name="Heading_20_3" text:outline-level="3">Creating and Commiting</text:h><text:p text:style-name="Preformatted_20_Text">$ cd (project-directory)</text:p><text:p text:style-name="Preformatted_20_Text">$ git init</text:p><text:p text:style-name="Preformatted_20_Text">$ (add some files)</text:p><text:p text:style-name="Preformatted_20_Text">$ git add .</text:p><text:p text:style-name="P1">$ git commit -m 'Initial commit'</text:p></draw:text-box></draw:frame></text:p>
      <text:p text:style-name="Standard">GitHub – central repository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</meta:initial-creator>
    <meta:creation-date>2011-10-13T09:31:57</meta:creation-date>
    <dc:date>2011-10-13T11:53:13</dc:date>
    <dc:creator>Stephen </dc:creator>
    <meta:editing-duration>PT2H21M17S</meta:editing-duration>
    <meta:editing-cycles>5</meta:editing-cycles>
    <meta:generator>LibreOffice/3.3$Linux LibreOffice_project/330m19$Build-301</meta:generator>
    <meta:document-statistic meta:table-count="0" meta:image-count="0" meta:object-count="0" meta:page-count="1" meta:paragraph-count="9" meta:word-count="33" meta:character-count="180"/>
  </office:meta>
</office:document-meta>
</file>